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9a75" officeooo:paragraph-rsid="001d9a75" style:font-size-asian="18pt" style:font-size-complex="18pt"/>
    </style:style>
    <style:style style:name="P2" style:family="paragraph" style:parent-style-name="Standard">
      <style:text-properties fo:font-size="18pt" officeooo:rsid="001dba94" officeooo:paragraph-rsid="001dba9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AL <text:s/>BANK, DIGITAL CURRENCY, GOOD OR BAD?</text:p>
      <text:p text:style-name="P1"/>
      <text:p text:style-name="P1">1. What are the advantages of the digital money?</text:p>
      <text:p text:style-name="P1">2. What are the disadvantages of it?</text:p>
      <text:p text:style-name="P1">3.What does he say about the local level?</text:p>
      <text:p text:style-name="P1">4. What does he prefer?</text:p>
      <text:p text:style-name="P1">5. And in our day to day transactions…</text:p>
      <text:p text:style-name="P1">6. Why would he say “no” right now and why?</text:p>
      <text:p text:style-name="P1"/>
      <text:p text:style-name="P1"/>
      <text:p text:style-name="P2">UNPRECEDENTED CONTROL: THE DIGITAL CURRENCY FEATURE AS TOLD BY GOVERNMENT INSIDER: DR. PIPPA MALMGREN</text:p>
      <text:p text:style-name="P2"/>
      <text:p text:style-name="P2">1. What is the first question he asked?</text:p>
      <text:p text:style-name="P2">2. Why did he talk about Russia?</text:p>
      <text:p text:style-name="P2">3. What did the White House?</text:p>
      <text:p text:style-name="P2">4. What will the CBDC do?</text:p>
      <text:p text:style-name="P2">5. Who will decide if you can have more money in the future?</text:p>
      <text:p text:style-name="P2">6. And according to Dr. Pippa Malmgren, we are…</text:p>
      <text:p text:style-name="P2">7. He asked: Are we…?</text:p>
      <text:p text:style-name="P2"/>
      <text:p text:style-name="P2">DEBATE QUESTIONS:</text:p>
      <text:p text:style-name="P2"/>
      <text:p text:style-name="P2">1. After watching the two videos, what are your ideas about CBDC’s?</text:p>
      <text:p text:style-name="P2">2. Who do you believe?</text:p>
      <text:p text:style-name="P2">3. Is everything an exaggeration?</text:p>
      <text:p text:style-name="P2">4. Are you ready to be controlled by a central governments when talking about your money?</text:p>
      <text:p text:style-name="P2">5. When will all of this happe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1:50:02.303000000</meta:creation-date>
    <dc:date>2022-10-20T12:11:09.490000000</dc:date>
    <meta:editing-duration>PT36S</meta:editing-duration>
    <meta:editing-cycles>1</meta:editing-cycles>
    <meta:document-statistic meta:table-count="0" meta:image-count="0" meta:object-count="0" meta:page-count="1" meta:paragraph-count="21" meta:word-count="169" meta:character-count="887" meta:non-whitespace-character-count="738"/>
    <meta:generator>LibreOffice/7.3.3.2$Windows_X86_64 LibreOffice_project/d1d0ea68f081ee2800a922cac8f79445e4603348</meta:generator>
  </office:meta>
</office:document-meta>
</file>